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9.05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140.26pt"/>
    </style:style>
    <style:style style:name="co4" style:family="table-column">
      <style:table-column-properties fo:break-before="auto" style:column-width="129.46pt"/>
    </style:style>
    <style:style style:name="co5" style:family="table-column">
      <style:table-column-properties fo:break-before="auto" style:column-width="147.46pt"/>
    </style:style>
    <style:style style:name="co6" style:family="table-column">
      <style:table-column-properties fo:break-before="auto" style:column-width="126.31pt"/>
    </style:style>
    <style:style style:name="co7" style:family="table-column">
      <style:table-column-properties fo:break-before="auto" style:column-width="128.49pt"/>
    </style:style>
    <style:style style:name="co8" style:family="table-column">
      <style:table-column-properties fo:break-before="auto" style:column-width="133.91pt"/>
    </style:style>
    <style:style style:name="co9" style:family="table-column">
      <style:table-column-properties fo:break-before="auto" style:column-width="133.9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>
      <style:text-properties fo:color="#ff0000"/>
    </style:style>
    <style:style style:name="ce3" style:family="table-cell" style:parent-style-name="Default" style:data-style-name="N127"/>
    <style:style style:name="ce4" style:family="table-cell" style:parent-style-name="Default" style:data-style-name="N125">
      <style:text-properties fo:color="#ff0000"/>
    </style:style>
    <style:style style:name="ce5" style:family="table-cell" style:parent-style-name="Default" style:data-style-name="N122"/>
    <style:style style:name="ce6" style:family="table-cell" style:parent-style-name="Default" style:data-style-name="N125"/>
    <style:style style:name="ce7" style:family="table-cell" style:parent-style-name="Default" style:data-style-name="N61"/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26"/>
    <style:style style:name="ce10" style:family="table-cell" style:parent-style-name="Default" style:data-style-name="N60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vogadro [molecule/mole]</text:p>
          </table:table-cell>
          <table:table-cell table:style-name="ce2" office:value-type="float" office:value="6.0221409E+023" calcext:value-type="float">
            <text:p>6.02214090000000E+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mentary Charge [C/molecule]</text:p>
          </table:table-cell>
          <table:table-cell table:style-name="ce2" office:value-type="float" office:value="1.60217662E-019" calcext:value-type="float">
            <text:p>1.60217662000000E-01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Cl </text:p>
          </table:table-cell>
          <table:table-cell office:value-type="string" calcext:value-type="string">
            <text:p>NaOH </text:p>
          </table:table-cell>
          <table:table-cell office:value-type="string" calcext:value-type="string">
            <text:p>NaCl </text:p>
          </table:table-cell>
          <table:table-cell office:value-type="string" calcext:value-type="string">
            <text:p>H2O</text:p>
          </table:table-cell>
        </table:table-row>
        <table:table-row table:style-name="ro2">
          <table:table-cell office:value-type="string" calcext:value-type="string">
            <text:p>Molecular Weight [g/mol]</text:p>
          </table:table-cell>
          <table:table-cell table:formula="of:=[.B7]*[.$B$1]" office:value-type="float" office:value="22.9897679868846" calcext:value-type="float">
            <text:p>22.9897679869</text:p>
          </table:table-cell>
          <table:table-cell table:formula="of:=[.C7]*[.$B$1]" office:value-type="float" office:value="35.4529974828017" calcext:value-type="float">
            <text:p>35.4529974828</text:p>
          </table:table-cell>
          <table:table-cell table:formula="of:=[.D7]*[.$B$1]" office:value-type="float" office:value="1.00793993468552" calcext:value-type="float">
            <text:p>1.0079399347</text:p>
          </table:table-cell>
          <table:table-cell table:formula="of:=[.E7]*[.$B$1]" office:value-type="float" office:value="17.0069387795801" calcext:value-type="float">
            <text:p>17.0069387796</text:p>
          </table:table-cell>
          <table:table-cell table:formula="of:=[.D5]+[.C5]" office:value-type="float" office:value="36.4609374174873" calcext:value-type="float">
            <text:p>36.4609374175</text:p>
          </table:table-cell>
          <table:table-cell table:formula="of:=[.B5]+[.E5]" office:value-type="float" office:value="39.9967067664647" calcext:value-type="float">
            <text:p>39.9967067665</text:p>
          </table:table-cell>
          <table:table-cell table:formula="of:=[.B5]+[.C5]" office:value-type="float" office:value="58.4427654696863" calcext:value-type="float">
            <text:p>58.4427654697</text:p>
          </table:table-cell>
          <table:table-cell table:style-name="ce11" table:formula="of:=[.D5]+[.E5]" office:value-type="float" office:value="18.0148787142656" calcext:value-type="float">
            <text:p>18.0148787143</text:p>
          </table:table-cell>
        </table:table-row>
        <table:table-row table:style-name="ro1">
          <table:table-cell/>
          <table:table-cell table:style-name="ce3" office:value-type="float" office:value="3.8175407E-023" calcext:value-type="float">
            <text:p>3.8175407000000000E-23</text:p>
          </table:table-cell>
          <table:table-cell table:style-name="ce3" office:value-type="float" office:value="5.8871086E-023" calcext:value-type="float">
            <text:p>5.8871086000000000E-23</text:p>
          </table:table-cell>
          <table:table-cell table:style-name="ce3" office:value-type="float" office:value="1.6737236E-024" calcext:value-type="float">
            <text:p>1.6737236000000000E-24</text:p>
          </table:table-cell>
          <table:table-cell table:style-name="ce3" office:value-type="float" office:value="2.82406856E-023" calcext:value-type="float">
            <text:p>2.8240685600000000E-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ar Mass [g/molecule]</text:p>
          </table:table-cell>
          <table:table-cell table:style-name="ce4" office:value-type="float" office:value="3.8175407E-023" calcext:value-type="float">
            <text:p>3.817540700000000E-023</text:p>
          </table:table-cell>
          <table:table-cell table:style-name="ce4" office:value-type="float" office:value="5.8871086E-023" calcext:value-type="float">
            <text:p>5.887108600000000E-023</text:p>
          </table:table-cell>
          <table:table-cell table:style-name="ce4" office:value-type="float" office:value="1.6737236E-024" calcext:value-type="float">
            <text:p>1.673723600000000E-024</text:p>
          </table:table-cell>
          <table:table-cell table:style-name="ce4" office:value-type="float" office:value="2.82406856E-023" calcext:value-type="float">
            <text:p>2.824068560000000E-023</text:p>
          </table:table-cell>
          <table:table-cell table:style-name="ce6" table:formula="of:=[.F5]/[.$B$1]" office:value-type="float" office:value="6.05448096E-023" calcext:value-type="float">
            <text:p>6.054480960000000E-023</text:p>
          </table:table-cell>
          <table:table-cell table:style-name="ce6" table:formula="of:=[.G5]/[.$B$1]" office:value-type="float" office:value="6.64160926E-023" calcext:value-type="float">
            <text:p>6.641609260000000E-023</text:p>
          </table:table-cell>
          <table:table-cell table:style-name="ce6" table:formula="of:=[.H5]/[.$B$1]" office:value-type="float" office:value="9.7046493E-023" calcext:value-type="float">
            <text:p>9.704649300000000E-023</text:p>
          </table:table-cell>
          <table:table-cell table:style-name="ce6" table:formula="of:=[.I5]/[.$B$1]" office:value-type="float" office:value="2.99144092E-023" calcext:value-type="float">
            <text:p>2.991440920000000E-0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_init (inputs are full molecules)</text:p>
          </table:table-cell>
          <table:table-cell table:style-name="ce6" table:formula="of:=[.G10]*[.$B$7]/([.$B$7]+[.$E$7])+[.H10]*[.$B$7]/([.$B$7]+[.$C$7])" office:value-type="float" office:value="0" calcext:value-type="float">
            <text:p>0.000000000000000E+000</text:p>
          </table:table-cell>
          <table:table-cell table:style-name="ce6" table:formula="of:=[.F10]*[.$C$7]/([.$D$7]+[.$C$7])" office:value-type="float" office:value="0.0348560319833263" calcext:value-type="float">
            <text:p>3.485603198332630E-002</text:p>
          </table:table-cell>
          <table:table-cell table:style-name="ce6" table:formula="of:=[.F10]*[.$D$7]/([.$D$7]+[.$C$7])" office:value-type="float" office:value="0.00099096801667372" calcext:value-type="float">
            <text:p>9.909680166737200E-004</text:p>
          </table:table-cell>
          <table:table-cell table:style-name="ce6" table:formula="of:=[.G10]*[.$E$7]/([.$B$7]+[.$E$7])" office:value-type="float" office:value="0" calcext:value-type="float">
            <text:p>0.000000000000000E+000</text:p>
          </table:table-cell>
          <table:table-cell table:style-name="ce8" office:value-type="float" office:value="0.035847" calcext:value-type="float">
            <text:p>0.0358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964153" calcext:value-type="float">
            <text:p>0.964153</text:p>
          </table:table-cell>
        </table:table-row>
        <table:table-row table:style-name="ro1">
          <table:table-cell/>
          <table:table-cell table:style-name="ce6" table:formula="of:=[.G11]*[.$B$7]/([.$B$7]+[.$E$7])+[.H11]*[.$B$7]/([.$B$7]+[.$C$7])" office:value-type="float" office:value="0.0090454941933606" calcext:value-type="float">
            <text:p>9.045494193360600E-003</text:p>
          </table:table-cell>
          <table:table-cell table:style-name="ce6" table:formula="of:=[.F11]*[.$C$7]/([.$D$7]+[.$C$7])" office:value-type="float" office:value="0" calcext:value-type="float">
            <text:p>0.000000000000000E+000</text:p>
          </table:table-cell>
          <table:table-cell table:style-name="ce6" table:formula="of:=[.F11]*[.$D$7]/([.$D$7]+[.$C$7])" office:value-type="float" office:value="0" calcext:value-type="float">
            <text:p>0.000000000000000E+000</text:p>
          </table:table-cell>
          <table:table-cell table:style-name="ce6" table:formula="of:=[.G11]*[.$E$7]/([.$B$7]+[.$E$7])" office:value-type="float" office:value="0.0066915058066394" calcext:value-type="float">
            <text:p>6.691505806639400E-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5737" calcext:value-type="float">
            <text:p>0.01573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984263" calcext:value-type="float">
            <text:p>0.98426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arge per mass</text:p>
          </table:table-cell>
          <table:table-cell table:style-name="ce6" table:formula="of:=[.$B$2]/[.B7]" office:value-type="float" office:value="4196.88156828295" calcext:value-type="float">
            <text:p>4.196881568282950E+003</text:p>
          </table:table-cell>
          <table:table-cell table:style-name="ce6" table:formula="of:=-[.$B$2]/[.C7]" office:value-type="float" office:value="-2721.50002464707" calcext:value-type="float">
            <text:p>-2.721500024647070E+003</text:p>
          </table:table-cell>
          <table:table-cell table:style-name="ce6" table:formula="of:=[.$B$2]/[.D7]" office:value-type="float" office:value="95725.2810440147" calcext:value-type="float">
            <text:p>9.572528104401470E+004</text:p>
          </table:table-cell>
          <table:table-cell table:style-name="ce6" table:formula="of:=-[.$B$2]/[.E7]" office:value-type="float" office:value="-5673.29222347208" calcext:value-type="float">
            <text:p>-5.673292223472080E+0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style-name="ce5"/>
          <table:table-cell table:number-columns-repeated="2"/>
          <table:table-cell table:style-name="ce5"/>
          <table:table-cell table:style-name="ce9"/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style-name="ce10"/>
          <table:table-cell table:style-name="ce6"/>
          <table:table-cell/>
        </table:table-row>
        <table:table-row table:style-name="ro1" table:number-rows-repeated="2"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5" table:number-columns-repeated="2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7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7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style-name="ce6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3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24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25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2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8">
      <number:scientific-number number:decimal-places="24" loext:min-decimal-places="24" number:min-integer-digits="1" number:min-exponent-digits="2" loext:exponent-interval="1" loext:forced-exponent-sign="true"/>
    </number:number-style>
    <number:number-style style:name="N129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8:44:36.449880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8:45:36.766584974</meta:creation-date>
    <dc:date>2018-06-08T19:29:07.120573327</dc:date>
    <meta:editing-duration>P6DT7H1M48S</meta:editing-duration>
    <meta:editing-cycles>15</meta:editing-cycles>
    <meta:generator>LibreOffice/5.1.6.2$Linux_X86_64 LibreOffice_project/10m0$Build-2</meta:generator>
    <dc:creator>Aleksandar Donev</dc:creator>
    <meta:document-statistic meta:table-count="1" meta:cell-count="56" meta:object-count="0"/>
  </office:meta>
</office:document-meta>
</file>